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pt" svg:height="432.2pt" svg:x="849.94pt" svg:y="45.92pt">
            <loext:p draw:notify-on-update-of-ranges="Sheet1.A3:Sheet1.A13 Sheet1.C3:Sheet1.C3 Sheet1.M3:Sheet1.M13 Sheet1.A14:Sheet1.A24 Sheet1.C14:Sheet1.C14 Sheet1.M14:Sheet1.M24 Sheet1.A25:Sheet1.A35 Sheet1.C25:Sheet1.C25 Sheet1.M25:Sheet1.M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 table:number-columns-repeated="2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64834*240000.000000/240000.000000</text:p>
          </table:table-cell>
          <table:table-cell office:value-type="float" office:value="7064834" calcext:value-type="float">
            <text:p>70648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994.000173*240000.000000/240016.875000</text:p>
          </table:table-cell>
          <table:table-cell office:value-type="float" office:value="11993.156904" calcext:value-type="float">
            <text:p>11993.156904</text:p>
          </table:table-cell>
          <table:table-cell/>
          <table:table-cell table:formula="of:=([.K3]/[.E3])*100-100" office:value-type="float" office:value="-99.8302414904016" calcext:value-type="float">
            <text:p>-99.8302414904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40142*240000.000000/240000.015625</text:p>
          </table:table-cell>
          <table:table-cell office:value-type="float" office:value="3540141.769522" calcext:value-type="float">
            <text:p>3540141.7695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996.000571*240000.000000/240031.531250</text:p>
          </table:table-cell>
          <table:table-cell office:value-type="float" office:value="11994.424741" calcext:value-type="float">
            <text:p>11994.424741</text:p>
          </table:table-cell>
          <table:table-cell/>
          <table:table-cell table:formula="of:=([.K4]/[.E4])*100-100" office:value-type="float" office:value="-99.6611880110491" calcext:value-type="float">
            <text:p>-99.661188011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71811*240000.000000/240000.046875</text:p>
          </table:table-cell>
          <table:table-cell office:value-type="float" office:value="1771810.653943" calcext:value-type="float">
            <text:p>1771810.6539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995.999820*240000.000000/240007.468750</text:p>
          </table:table-cell>
          <table:table-cell office:value-type="float" office:value="11995.626518" calcext:value-type="float">
            <text:p>11995.626518</text:p>
          </table:table-cell>
          <table:table-cell/>
          <table:table-cell table:formula="of:=([.K5]/[.E5])*100-100" office:value-type="float" office:value="-99.3229735642855" calcext:value-type="float">
            <text:p>-99.3229735643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6343*240000.000000/240000.062500</text:p>
          </table:table-cell>
          <table:table-cell office:value-type="float" office:value="886342.769182" calcext:value-type="float">
            <text:p>886342.7691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816.000539*240000.000000/240004.375000</text:p>
          </table:table-cell>
          <table:table-cell office:value-type="float" office:value="11815.785147" calcext:value-type="float">
            <text:p>11815.785147</text:p>
          </table:table-cell>
          <table:table-cell/>
          <table:table-cell table:formula="of:=([.K6]/[.E6])*100-100" office:value-type="float" office:value="-98.6669056760169" calcext:value-type="float">
            <text:p>-98.666905676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3304*240000.000000/240000.187500</text:p>
          </table:table-cell>
          <table:table-cell office:value-type="float" office:value="443303.653669" calcext:value-type="float">
            <text:p>443303.6536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996.000209*240000.000000/240031.546875</text:p>
          </table:table-cell>
          <table:table-cell office:value-type="float" office:value="11994.423598" calcext:value-type="float">
            <text:p>11994.423598</text:p>
          </table:table-cell>
          <table:table-cell/>
          <table:table-cell table:formula="of:=([.K7]/[.E7])*100-100" office:value-type="float" office:value="-97.294309780953" calcext:value-type="float">
            <text:p>-97.294309781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678*240000.000000/240000.078125</text:p>
          </table:table-cell>
          <table:table-cell office:value-type="float" office:value="221677.927839" calcext:value-type="float">
            <text:p>221677.9278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725.999629*240000.000000/240012.484375</text:p>
          </table:table-cell>
          <table:table-cell office:value-type="float" office:value="11725.389695" calcext:value-type="float">
            <text:p>11725.389695</text:p>
          </table:table-cell>
          <table:table-cell/>
          <table:table-cell table:formula="of:=([.K8]/[.E8])*100-100" office:value-type="float" office:value="-94.7106192261433" calcext:value-type="float">
            <text:p>-94.7106192261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847*240000.000000/240001.671875</text:p>
          </table:table-cell>
          <table:table-cell office:value-type="float" office:value="110846.227829" calcext:value-type="float">
            <text:p>110846.2278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6.018493*240000.000000/240009.656250</text:p>
          </table:table-cell>
          <table:table-cell office:value-type="float" office:value="10005.615923" calcext:value-type="float">
            <text:p>10005.615923</text:p>
          </table:table-cell>
          <table:table-cell/>
          <table:table-cell table:formula="of:=([.K9]/[.E9])*100-100" office:value-type="float" office:value="-90.9734267742197" calcext:value-type="float">
            <text:p>-90.9734267742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5425*240000.000000/240000.343750</text:p>
          </table:table-cell>
          <table:table-cell office:value-type="float" office:value="55424.920615" calcext:value-type="float">
            <text:p>55424.9206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534.004220*240000.000000/240043.343750</text:p>
          </table:table-cell>
          <table:table-cell office:value-type="float" office:value="9532.282699" calcext:value-type="float">
            <text:p>9532.282699</text:p>
          </table:table-cell>
          <table:table-cell/>
          <table:table-cell table:formula="of:=([.K10]/[.E10])*100-100" office:value-type="float" office:value="-82.8014499737141" calcext:value-type="float">
            <text:p>-82.8014499737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714*240000.000000/240005.281250</text:p>
          </table:table-cell>
          <table:table-cell office:value-type="float" office:value="27713.390161" calcext:value-type="float">
            <text:p>27713.39016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337.921031*240000.000000/240056.109375</text:p>
          </table:table-cell>
          <table:table-cell office:value-type="float" office:value="8335.972172" calcext:value-type="float">
            <text:p>8335.972172</text:p>
          </table:table-cell>
          <table:table-cell/>
          <table:table-cell table:formula="of:=([.K11]/[.E11])*100-100" office:value-type="float" office:value="-69.9207779215302" calcext:value-type="float">
            <text:p>-69.9207779215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857*240000.000000/240003.203125</text:p>
          </table:table-cell>
          <table:table-cell office:value-type="float" office:value="13856.815062" calcext:value-type="float">
            <text:p>13856.81506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210.000412*240000.000000/240014.484375</text:p>
          </table:table-cell>
          <table:table-cell office:value-type="float" office:value="7209.565303" calcext:value-type="float">
            <text:p>7209.565303</text:p>
          </table:table-cell>
          <table:table-cell/>
          <table:table-cell table:formula="of:=([.K12]/[.E12])*100-100" office:value-type="float" office:value="-47.9709783904742" calcext:value-type="float">
            <text:p>-47.9709783905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29*240000.000000/240021.093750</text:p>
          </table:table-cell>
          <table:table-cell office:value-type="float" office:value="6928.391059" calcext:value-type="float">
            <text:p>6928.39105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578.002629*240000.000000/240015.296875</text:p>
          </table:table-cell>
          <table:table-cell office:value-type="float" office:value="5577.647127" calcext:value-type="float">
            <text:p>5577.647127</text:p>
          </table:table-cell>
          <table:table-cell/>
          <table:table-cell table:formula="of:=([.K13]/[.E13])*100-100" office:value-type="float" office:value="-19.495780773595" calcext:value-type="float">
            <text:p>-19.4957807736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5973*240000.000000/240000.359375</text:p>
          </table:table-cell>
          <table:table-cell office:value-type="float" office:value="135972.796395" calcext:value-type="float">
            <text:p>135972.796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798.000433*240000.000000/240024.468750</text:p>
          </table:table-cell>
          <table:table-cell office:value-type="float" office:value="10796.899656" calcext:value-type="float">
            <text:p>10796.899656</text:p>
          </table:table-cell>
          <table:table-cell/>
          <table:table-cell table:formula="of:=([.K14]/[.E14])*100-100" office:value-type="float" office:value="-92.0595148866137" calcext:value-type="float">
            <text:p>-92.0595148866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7993*240000.000000/240002.812500</text:p>
          </table:table-cell>
          <table:table-cell office:value-type="float" office:value="67992.203216" calcext:value-type="float">
            <text:p>67992.203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958.187492*240000.000000/240041.375000</text:p>
          </table:table-cell>
          <table:table-cell office:value-type="float" office:value="8956.643404" calcext:value-type="float">
            <text:p>8956.643404</text:p>
          </table:table-cell>
          <table:table-cell/>
          <table:table-cell table:formula="of:=([.K15]/[.E15])*100-100" office:value-type="float" office:value="-86.8269551796311" calcext:value-type="float">
            <text:p>-86.8269551796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3998*240000.000000/240006.968750</text:p>
          </table:table-cell>
          <table:table-cell office:value-type="float" office:value="33997.012847" calcext:value-type="float">
            <text:p>33997.0128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896.066039*240000.000000/240009.265625</text:p>
          </table:table-cell>
          <table:table-cell office:value-type="float" office:value="8895.722604" calcext:value-type="float">
            <text:p>8895.722604</text:p>
          </table:table-cell>
          <table:table-cell/>
          <table:table-cell table:formula="of:=([.K16]/[.E16])*100-100" office:value-type="float" office:value="-73.8338110938327" calcext:value-type="float">
            <text:p>-73.8338110938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999*240000.000000/240001.656250</text:p>
          </table:table-cell>
          <table:table-cell office:value-type="float" office:value="16998.88269" calcext:value-type="float">
            <text:p>16998.88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84.004649*240000.000000/240009.171875</text:p>
          </table:table-cell>
          <table:table-cell office:value-type="float" office:value="7483.71865" calcext:value-type="float">
            <text:p>7483.71865</text:p>
          </table:table-cell>
          <table:table-cell/>
          <table:table-cell table:formula="of:=([.K17]/[.E17])*100-100" office:value-type="float" office:value="-55.9752320992104" calcext:value-type="float">
            <text:p>-55.9752320992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500*240000.000000/240014.046875</text:p>
          </table:table-cell>
          <table:table-cell office:value-type="float" office:value="8499.502536" calcext:value-type="float">
            <text:p>8499.5025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206.000304*240000.000000/240037.937500</text:p>
          </table:table-cell>
          <table:table-cell office:value-type="float" office:value="6205.019458" calcext:value-type="float">
            <text:p>6205.019458</text:p>
          </table:table-cell>
          <table:table-cell/>
          <table:table-cell table:formula="of:=([.K18]/[.E18])*100-100" office:value-type="float" office:value="-26.9954984810184" calcext:value-type="float">
            <text:p>-26.995498481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250*240000.000000/240013.078125</text:p>
          </table:table-cell>
          <table:table-cell office:value-type="float" office:value="4249.768421" calcext:value-type="float">
            <text:p>4249.7684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237.999948*240000.000000/240020.203125</text:p>
          </table:table-cell>
          <table:table-cell office:value-type="float" office:value="4237.643225" calcext:value-type="float">
            <text:p>4237.643225</text:p>
          </table:table-cell>
          <table:table-cell/>
          <table:table-cell table:formula="of:=([.K19]/[.E19])*100-100" office:value-type="float" office:value="-0.285314275951691" calcext:value-type="float">
            <text:p>-0.285314276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25*240000.000000/240010.828125</text:p>
          </table:table-cell>
          <table:table-cell office:value-type="float" office:value="2124.90413" calcext:value-type="float">
            <text:p>2124.9041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723.999889*240000.000000/240165.546875</text:p>
          </table:table-cell>
          <table:table-cell office:value-type="float" office:value="2722.122227" calcext:value-type="float">
            <text:p>2722.122227</text:p>
          </table:table-cell>
          <table:table-cell/>
          <table:table-cell table:formula="of:=([.K20]/[.E20])*100-100" office:value-type="float" office:value="28.1056490299165" calcext:value-type="float">
            <text:p>28.1056490299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63*240000.000000/240127.546875</text:p>
          </table:table-cell>
          <table:table-cell office:value-type="float" office:value="1062.435374" calcext:value-type="float">
            <text:p>1062.43537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70.000681*240000.000000/240031.593750</text:p>
          </table:table-cell>
          <table:table-cell office:value-type="float" office:value="1569.794032" calcext:value-type="float">
            <text:p>1569.794032</text:p>
          </table:table-cell>
          <table:table-cell/>
          <table:table-cell table:formula="of:=([.K21]/[.E21])*100-100" office:value-type="float" office:value="47.7543077363687" calcext:value-type="float">
            <text:p>47.7543077364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32*240000.000000/240350.812500</text:p>
          </table:table-cell>
          <table:table-cell office:value-type="float" office:value="531.223501" calcext:value-type="float">
            <text:p>531.22350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56.001344*240000.000000/240281.546875</text:p>
          </table:table-cell>
          <table:table-cell office:value-type="float" office:value="854.998335" calcext:value-type="float">
            <text:p>854.998335</text:p>
          </table:table-cell>
          <table:table-cell/>
          <table:table-cell table:formula="of:=([.K22]/[.E22])*100-100" office:value-type="float" office:value="60.9488912652605" calcext:value-type="float">
            <text:p>60.9488912653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66*240000.000000/240350.000000</text:p>
          </table:table-cell>
          <table:table-cell office:value-type="float" office:value="265.612648" calcext:value-type="float">
            <text:p>265.61264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58.000020*240000.000000/240374.562500</text:p>
          </table:table-cell>
          <table:table-cell office:value-type="float" office:value="457.286344" calcext:value-type="float">
            <text:p>457.286344</text:p>
          </table:table-cell>
          <table:table-cell/>
          <table:table-cell table:formula="of:=([.K23]/[.E23])*100-100" office:value-type="float" office:value="72.1628647744215" calcext:value-type="float">
            <text:p>72.1628647744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3*240000.000000/240352.921875</text:p>
          </table:table-cell>
          <table:table-cell office:value-type="float" office:value="132.80471" calcext:value-type="float">
            <text:p>132.8047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42.001155*240000.000000/241415.937500</text:p>
          </table:table-cell>
          <table:table-cell office:value-type="float" office:value="240.581785" calcext:value-type="float">
            <text:p>240.581785</text:p>
          </table:table-cell>
          <table:table-cell/>
          <table:table-cell table:formula="of:=([.K24]/[.E24])*100-100" office:value-type="float" office:value="81.1545576960335" calcext:value-type="float">
            <text:p>81.154557696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510*240000.000000/240011.734375</text:p>
          </table:table-cell>
          <table:table-cell office:value-type="float" office:value="1509.926175" calcext:value-type="float">
            <text:p>1509.9261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82.000837*240000.000000/240110.687500</text:p>
          </table:table-cell>
          <table:table-cell office:value-type="float" office:value="2081.041066" calcext:value-type="float">
            <text:p>2081.041066</text:p>
          </table:table-cell>
          <table:table-cell/>
          <table:table-cell table:formula="of:=([.K25]/[.E25])*100-100" office:value-type="float" office:value="37.8240274561768" calcext:value-type="float">
            <text:p>37.8240274562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5*240000.000000/240023.500000</text:p>
          </table:table-cell>
          <table:table-cell office:value-type="float" office:value="754.92608" calcext:value-type="float">
            <text:p>754.926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2.000776*240000.000000/240043.109375</text:p>
          </table:table-cell>
          <table:table-cell office:value-type="float" office:value="1201.784908" calcext:value-type="float">
            <text:p>1201.784908</text:p>
          </table:table-cell>
          <table:table-cell/>
          <table:table-cell table:formula="of:=([.K26]/[.E26])*100-100" office:value-type="float" office:value="59.1923951017827" calcext:value-type="float">
            <text:p>59.1923951018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78*240000.000000/240341.343750</text:p>
          </table:table-cell>
          <table:table-cell office:value-type="float" office:value="377.463147" calcext:value-type="float">
            <text:p>377.4631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37.999982*240000.000000/240461.468750</text:p>
          </table:table-cell>
          <table:table-cell office:value-type="float" office:value="636.775598" calcext:value-type="float">
            <text:p>636.775598</text:p>
          </table:table-cell>
          <table:table-cell/>
          <table:table-cell table:formula="of:=([.K27]/[.E27])*100-100" office:value-type="float" office:value="68.6987466355225" calcext:value-type="float">
            <text:p>68.6987466355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89*240000.000000/240357.640625</text:p>
          </table:table-cell>
          <table:table-cell office:value-type="float" office:value="188.718777" calcext:value-type="float">
            <text:p>188.7187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19.999995*240000.000000/240396.656250</text:p>
          </table:table-cell>
          <table:table-cell office:value-type="float" office:value="319.471992" calcext:value-type="float">
            <text:p>319.471992</text:p>
          </table:table-cell>
          <table:table-cell/>
          <table:table-cell table:formula="of:=([.K28]/[.E28])*100-100" office:value-type="float" office:value="69.2846875539046" calcext:value-type="float">
            <text:p>69.2846875539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5*240000.000000/241625.140625</text:p>
          </table:table-cell>
          <table:table-cell office:value-type="float" office:value="94.361042" calcext:value-type="float">
            <text:p>94.3610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72.008874*240000.000000/240828.906250</text:p>
          </table:table-cell>
          <table:table-cell office:value-type="float" office:value="171.416839" calcext:value-type="float">
            <text:p>171.416839</text:p>
          </table:table-cell>
          <table:table-cell/>
          <table:table-cell table:formula="of:=([.K29]/[.E29])*100-100" office:value-type="float" office:value="81.6606041717937" calcext:value-type="float">
            <text:p>81.6606041718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8*240000.000000/244213.515625</text:p>
          </table:table-cell>
          <table:table-cell office:value-type="float" office:value="47.171836" calcext:value-type="float">
            <text:p>47.1718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2.045911*240000.000000/244466.687500</text:p>
          </table:table-cell>
          <table:table-cell office:value-type="float" office:value="90.364126" calcext:value-type="float">
            <text:p>90.364126</text:p>
          </table:table-cell>
          <table:table-cell/>
          <table:table-cell table:formula="of:=([.K30]/[.E30])*100-100" office:value-type="float" office:value="91.5637245919366" calcext:value-type="float">
            <text:p>91.5637245919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4*240000.000000/244139.578125</text:p>
          </table:table-cell>
          <table:table-cell office:value-type="float" office:value="23.593061" calcext:value-type="float">
            <text:p>23.59306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8.027810*240000.000000/248699.593750</text:p>
          </table:table-cell>
          <table:table-cell office:value-type="float" office:value="46.347781" calcext:value-type="float">
            <text:p>46.347781</text:p>
          </table:table-cell>
          <table:table-cell/>
          <table:table-cell table:formula="of:=([.K31]/[.E31])*100-100" office:value-type="float" office:value="96.4466628556591" calcext:value-type="float">
            <text:p>96.4466628557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*240000.000000/244138.000000</text:p>
          </table:table-cell>
          <table:table-cell office:value-type="float" office:value="11.796607" calcext:value-type="float">
            <text:p>11.7966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4.021407*240000.000000/248009.421875</text:p>
          </table:table-cell>
          <table:table-cell office:value-type="float" office:value="23.24564" calcext:value-type="float">
            <text:p>23.24564</text:p>
          </table:table-cell>
          <table:table-cell/>
          <table:table-cell table:formula="of:=([.K32]/[.E32])*100-100" office:value-type="float" office:value="97.053610415266" calcext:value-type="float">
            <text:p>97.0536104153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*240000.000000/244140.843750</text:p>
          </table:table-cell>
          <table:table-cell office:value-type="float" office:value="5.898235" calcext:value-type="float">
            <text:p>5.89823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.006182*240000.000000/247725.015625</text:p>
          </table:table-cell>
          <table:table-cell office:value-type="float" office:value="11.631783" calcext:value-type="float">
            <text:p>11.631783</text:p>
          </table:table-cell>
          <table:table-cell/>
          <table:table-cell table:formula="of:=([.K33]/[.E33])*100-100" office:value-type="float" office:value="97.2078596393667" calcext:value-type="float">
            <text:p>97.2078596394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240000.000000/244137.250000</text:p>
          </table:table-cell>
          <table:table-cell office:value-type="float" office:value="2.949161" calcext:value-type="float">
            <text:p>2.94916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.004431*240000.000000/294042.406250</text:p>
          </table:table-cell>
          <table:table-cell office:value-type="float" office:value="4.90087" calcext:value-type="float">
            <text:p>4.90087</text:p>
          </table:table-cell>
          <table:table-cell/>
          <table:table-cell table:formula="of:=([.K34]/[.E34])*100-100" office:value-type="float" office:value="66.178448718127" calcext:value-type="float">
            <text:p>66.1784487181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*240000.000000/325561.125000</text:p>
          </table:table-cell>
          <table:table-cell office:value-type="float" office:value="1.474378" calcext:value-type="float">
            <text:p>1.47437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.003480*240000.000000/330055.000000</text:p>
          </table:table-cell>
          <table:table-cell office:value-type="float" office:value="2.911136" calcext:value-type="float">
            <text:p>2.911136</text:p>
          </table:table-cell>
          <table:table-cell/>
          <table:table-cell table:formula="of:=([.K35]/[.E35])*100-100" office:value-type="float" office:value="97.4484155352291" calcext:value-type="float">
            <text:p>97.4484155352</text:p>
          </table:table-cell>
        </table:table-row>
      </table:table>
      <table:table table:name="Sheet2" table:style-name="ta1">
        <table:shapes>
          <draw:frame draw:z-index="0" draw:style-name="gr1" draw:text-style-name="P1" svg:width="551pt" svg:height="432.2pt" svg:x="849.94pt" svg:y="45.92pt">
            <loext:p draw:notify-on-update-of-ranges="Sheet2.A3:Sheet2.A13 Sheet2.C3:Sheet2.C3 Sheet2.M3:Sheet2.M13 Sheet2.A14:Sheet2.A24 Sheet2.C14:Sheet2.C14 Sheet2.M14:Sheet2.M24 Sheet2.A25:Sheet2.A35 Sheet2.C25:Sheet2.C25 Sheet2.M25:Sheet2.M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 table:number-columns-repeated="2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64834*240000.000000/240000.000000</text:p>
          </table:table-cell>
          <table:table-cell office:value-type="float" office:value="7064834" calcext:value-type="float">
            <text:p>70648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455.595849*240000.000000/240108.859375</text:p>
          </table:table-cell>
          <table:table-cell office:value-type="float" office:value="47434.080664" calcext:value-type="float">
            <text:p>47434.080664</text:p>
          </table:table-cell>
          <table:table-cell/>
          <table:table-cell table:formula="of:=([.K3]/[.E3])*100-100" office:value-type="float" office:value="-99.3285888859668" calcext:value-type="float">
            <text:p>-99.328588886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40142*240000.000000/240000.015625</text:p>
          </table:table-cell>
          <table:table-cell office:value-type="float" office:value="3540141.769522" calcext:value-type="float">
            <text:p>3540141.7695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584.748023*240000.000000/240101.671875</text:p>
          </table:table-cell>
          <table:table-cell office:value-type="float" office:value="46565.021552" calcext:value-type="float">
            <text:p>46565.021552</text:p>
          </table:table-cell>
          <table:table-cell/>
          <table:table-cell table:formula="of:=([.K4]/[.E4])*100-100" office:value-type="float" office:value="-98.6846565876855" calcext:value-type="float">
            <text:p>-98.6846565877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71811*240000.000000/240000.046875</text:p>
          </table:table-cell>
          <table:table-cell office:value-type="float" office:value="1771810.653943" calcext:value-type="float">
            <text:p>1771810.6539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5111.751051*240000.000000/240124.593750</text:p>
          </table:table-cell>
          <table:table-cell office:value-type="float" office:value="45088.34386" calcext:value-type="float">
            <text:p>45088.34386</text:p>
          </table:table-cell>
          <table:table-cell/>
          <table:table-cell table:formula="of:=([.K5]/[.E5])*100-100" office:value-type="float" office:value="-97.4552391498685" calcext:value-type="float">
            <text:p>-97.4552391499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6343*240000.000000/240000.062500</text:p>
          </table:table-cell>
          <table:table-cell office:value-type="float" office:value="886342.769182" calcext:value-type="float">
            <text:p>886342.7691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447.449055*240000.000000/240108.265625</text:p>
          </table:table-cell>
          <table:table-cell office:value-type="float" office:value="44427.407551" calcext:value-type="float">
            <text:p>44427.407551</text:p>
          </table:table-cell>
          <table:table-cell/>
          <table:table-cell table:formula="of:=([.K6]/[.E6])*100-100" office:value-type="float" office:value="-94.987559091614" calcext:value-type="float">
            <text:p>-94.9875590916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3304*240000.000000/240000.187500</text:p>
          </table:table-cell>
          <table:table-cell office:value-type="float" office:value="443303.653669" calcext:value-type="float">
            <text:p>443303.6536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838.716597*240000.000000/240139.187500</text:p>
          </table:table-cell>
          <table:table-cell office:value-type="float" office:value="43813.307161" calcext:value-type="float">
            <text:p>43813.307161</text:p>
          </table:table-cell>
          <table:table-cell/>
          <table:table-cell table:formula="of:=([.K7]/[.E7])*100-100" office:value-type="float" office:value="-90.1166374789877" calcext:value-type="float">
            <text:p>-90.116637479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678*240000.000000/240000.078125</text:p>
          </table:table-cell>
          <table:table-cell office:value-type="float" office:value="221677.927839" calcext:value-type="float">
            <text:p>221677.9278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1396.313182*240000.000000/240057.421875</text:p>
          </table:table-cell>
          <table:table-cell office:value-type="float" office:value="41386.41116" calcext:value-type="float">
            <text:p>41386.41116</text:p>
          </table:table-cell>
          <table:table-cell/>
          <table:table-cell table:formula="of:=([.K8]/[.E8])*100-100" office:value-type="float" office:value="-81.330387033364" calcext:value-type="float">
            <text:p>-81.3303870334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847*240000.000000/240001.671875</text:p>
          </table:table-cell>
          <table:table-cell office:value-type="float" office:value="110846.227829" calcext:value-type="float">
            <text:p>110846.2278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798.631891*240000.000000/240135.953125</text:p>
          </table:table-cell>
          <table:table-cell office:value-type="float" office:value="39776.09987" calcext:value-type="float">
            <text:p>39776.09987</text:p>
          </table:table-cell>
          <table:table-cell/>
          <table:table-cell table:formula="of:=([.K9]/[.E9])*100-100" office:value-type="float" office:value="-64.1159643868426" calcext:value-type="float">
            <text:p>-64.1159643868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5425*240000.000000/240000.343750</text:p>
          </table:table-cell>
          <table:table-cell office:value-type="float" office:value="55424.920615" calcext:value-type="float">
            <text:p>55424.9206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4111.191173*240000.000000/240102.890625</text:p>
          </table:table-cell>
          <table:table-cell office:value-type="float" office:value="34096.573599" calcext:value-type="float">
            <text:p>34096.573599</text:p>
          </table:table-cell>
          <table:table-cell/>
          <table:table-cell table:formula="of:=([.K10]/[.E10])*100-100" office:value-type="float" office:value="-38.4815111674292" calcext:value-type="float">
            <text:p>-38.4815111674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714*240000.000000/240005.281250</text:p>
          </table:table-cell>
          <table:table-cell office:value-type="float" office:value="27713.390161" calcext:value-type="float">
            <text:p>27713.39016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288.144891*240000.000000/240174.656250</text:p>
          </table:table-cell>
          <table:table-cell office:value-type="float" office:value="26269.028016" calcext:value-type="float">
            <text:p>26269.028016</text:p>
          </table:table-cell>
          <table:table-cell/>
          <table:table-cell table:formula="of:=([.K11]/[.E11])*100-100" office:value-type="float" office:value="-5.21178439955929" calcext:value-type="float">
            <text:p>-5.2117843996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857*240000.000000/240003.203125</text:p>
          </table:table-cell>
          <table:table-cell office:value-type="float" office:value="13856.815062" calcext:value-type="float">
            <text:p>13856.81506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309.576573*240000.000000/240153.218750</text:p>
          </table:table-cell>
          <table:table-cell office:value-type="float" office:value="22295.34297" calcext:value-type="float">
            <text:p>22295.34297</text:p>
          </table:table-cell>
          <table:table-cell/>
          <table:table-cell table:formula="of:=([.K12]/[.E12])*100-100" office:value-type="float" office:value="60.8980337129652" calcext:value-type="float">
            <text:p>60.898033713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29*240000.000000/240021.093750</text:p>
          </table:table-cell>
          <table:table-cell office:value-type="float" office:value="6928.391059" calcext:value-type="float">
            <text:p>6928.39105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766.591778*240000.000000/240356.140625</text:p>
          </table:table-cell>
          <table:table-cell office:value-type="float" office:value="15743.230096" calcext:value-type="float">
            <text:p>15743.230096</text:p>
          </table:table-cell>
          <table:table-cell/>
          <table:table-cell table:formula="of:=([.K13]/[.E13])*100-100" office:value-type="float" office:value="127.227793032114" calcext:value-type="float">
            <text:p>127.2277930321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5973*240000.000000/240000.359375</text:p>
          </table:table-cell>
          <table:table-cell office:value-type="float" office:value="135972.796395" calcext:value-type="float">
            <text:p>135972.796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9477.880673*240000.000000/240170.843750</text:p>
          </table:table-cell>
          <table:table-cell office:value-type="float" office:value="39449.798375" calcext:value-type="float">
            <text:p>39449.798375</text:p>
          </table:table-cell>
          <table:table-cell/>
          <table:table-cell table:formula="of:=([.K14]/[.E14])*100-100" office:value-type="float" office:value="-70.9869919418303" calcext:value-type="float">
            <text:p>-70.9869919418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7993*240000.000000/240002.812500</text:p>
          </table:table-cell>
          <table:table-cell office:value-type="float" office:value="67992.203216" calcext:value-type="float">
            <text:p>67992.203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5675.754321*240000.000000/240079.343750</text:p>
          </table:table-cell>
          <table:table-cell office:value-type="float" office:value="35663.963851" calcext:value-type="float">
            <text:p>35663.963851</text:p>
          </table:table-cell>
          <table:table-cell/>
          <table:table-cell table:formula="of:=([.K15]/[.E15])*100-100" office:value-type="float" office:value="-47.5469801475598" calcext:value-type="float">
            <text:p>-47.5469801476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3998*240000.000000/240006.968750</text:p>
          </table:table-cell>
          <table:table-cell office:value-type="float" office:value="33997.012847" calcext:value-type="float">
            <text:p>33997.0128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7917.187012*240000.000000/240172.875000</text:p>
          </table:table-cell>
          <table:table-cell office:value-type="float" office:value="27897.092388" calcext:value-type="float">
            <text:p>27897.092388</text:p>
          </table:table-cell>
          <table:table-cell/>
          <table:table-cell table:formula="of:=([.K16]/[.E16])*100-100" office:value-type="float" office:value="-17.9425189102703" calcext:value-type="float">
            <text:p>-17.9425189103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999*240000.000000/240001.656250</text:p>
          </table:table-cell>
          <table:table-cell office:value-type="float" office:value="16998.88269" calcext:value-type="float">
            <text:p>16998.88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627.522042*240000.000000/240061.921875</text:p>
          </table:table-cell>
          <table:table-cell office:value-type="float" office:value="22621.685471" calcext:value-type="float">
            <text:p>22621.685471</text:p>
          </table:table-cell>
          <table:table-cell/>
          <table:table-cell table:formula="of:=([.K17]/[.E17])*100-100" office:value-type="float" office:value="33.0774844649511" calcext:value-type="float">
            <text:p>33.077484465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500*240000.000000/240014.046875</text:p>
          </table:table-cell>
          <table:table-cell office:value-type="float" office:value="8499.502536" calcext:value-type="float">
            <text:p>8499.5025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7910.039953*240000.000000/240331.812500</text:p>
          </table:table-cell>
          <table:table-cell office:value-type="float" office:value="17885.312576" calcext:value-type="float">
            <text:p>17885.312576</text:p>
          </table:table-cell>
          <table:table-cell/>
          <table:table-cell table:formula="of:=([.K18]/[.E18])*100-100" office:value-type="float" office:value="110.427757392224" calcext:value-type="float">
            <text:p>110.4277573922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250*240000.000000/240013.078125</text:p>
          </table:table-cell>
          <table:table-cell office:value-type="float" office:value="4249.768421" calcext:value-type="float">
            <text:p>4249.7684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342.565012*240000.000000/240545.312500</text:p>
          </table:table-cell>
          <table:table-cell office:value-type="float" office:value="11316.851592" calcext:value-type="float">
            <text:p>11316.851592</text:p>
          </table:table-cell>
          <table:table-cell/>
          <table:table-cell table:formula="of:=([.K19]/[.E19])*100-100" office:value-type="float" office:value="166.293371094726" calcext:value-type="float">
            <text:p>166.2933710947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25*240000.000000/240010.828125</text:p>
          </table:table-cell>
          <table:table-cell office:value-type="float" office:value="2124.90413" calcext:value-type="float">
            <text:p>2124.9041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295.462559*240000.000000/240683.500000</text:p>
          </table:table-cell>
          <table:table-cell office:value-type="float" office:value="6277.584521" calcext:value-type="float">
            <text:p>6277.584521</text:p>
          </table:table-cell>
          <table:table-cell/>
          <table:table-cell table:formula="of:=([.K20]/[.E20])*100-100" office:value-type="float" office:value="195.429070534114" calcext:value-type="float">
            <text:p>195.4290705341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63*240000.000000/240127.546875</text:p>
          </table:table-cell>
          <table:table-cell office:value-type="float" office:value="1062.435374" calcext:value-type="float">
            <text:p>1062.43537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238.945554*240000.000000/241551.453125</text:p>
          </table:table-cell>
          <table:table-cell office:value-type="float" office:value="3218.142234" calcext:value-type="float">
            <text:p>3218.142234</text:p>
          </table:table-cell>
          <table:table-cell/>
          <table:table-cell table:formula="of:=([.K21]/[.E21])*100-100" office:value-type="float" office:value="202.902398842755" calcext:value-type="float">
            <text:p>202.9023988428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32*240000.000000/240350.812500</text:p>
          </table:table-cell>
          <table:table-cell office:value-type="float" office:value="531.223501" calcext:value-type="float">
            <text:p>531.22350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73.395233*240000.000000/243189.046875</text:p>
          </table:table-cell>
          <table:table-cell office:value-type="float" office:value="1552.762597" calcext:value-type="float">
            <text:p>1552.762597</text:p>
          </table:table-cell>
          <table:table-cell/>
          <table:table-cell table:formula="of:=([.K22]/[.E22])*100-100" office:value-type="float" office:value="192.299304168021" calcext:value-type="float">
            <text:p>192.299304168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66*240000.000000/240350.000000</text:p>
          </table:table-cell>
          <table:table-cell office:value-type="float" office:value="265.612648" calcext:value-type="float">
            <text:p>265.61264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99.282340*240000.000000/246070.703125</text:p>
          </table:table-cell>
          <table:table-cell office:value-type="float" office:value="779.563594" calcext:value-type="float">
            <text:p>779.563594</text:p>
          </table:table-cell>
          <table:table-cell/>
          <table:table-cell table:formula="of:=([.K23]/[.E23])*100-100" office:value-type="float" office:value="193.496412866604" calcext:value-type="float">
            <text:p>193.4964128666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3*240000.000000/240352.921875</text:p>
          </table:table-cell>
          <table:table-cell office:value-type="float" office:value="132.80471" calcext:value-type="float">
            <text:p>132.8047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13.404416*240000.000000/253316.296875</text:p>
          </table:table-cell>
          <table:table-cell office:value-type="float" office:value="391.672628" calcext:value-type="float">
            <text:p>391.672628</text:p>
          </table:table-cell>
          <table:table-cell/>
          <table:table-cell table:formula="of:=([.K24]/[.E24])*100-100" office:value-type="float" office:value="194.923747809848" calcext:value-type="float">
            <text:p>194.9237478098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510*240000.000000/240011.734375</text:p>
          </table:table-cell>
          <table:table-cell office:value-type="float" office:value="1509.926175" calcext:value-type="float">
            <text:p>1509.9261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416.189243*240000.000000/240274.406250</text:p>
          </table:table-cell>
          <table:table-cell office:value-type="float" office:value="4411.145718" calcext:value-type="float">
            <text:p>4411.145718</text:p>
          </table:table-cell>
          <table:table-cell/>
          <table:table-cell table:formula="of:=([.K25]/[.E25])*100-100" office:value-type="float" office:value="192.143138587554" calcext:value-type="float">
            <text:p>192.1431385876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5*240000.000000/240023.500000</text:p>
          </table:table-cell>
          <table:table-cell office:value-type="float" office:value="754.92608" calcext:value-type="float">
            <text:p>754.926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230.367453*240000.000000/242241.593750</text:p>
          </table:table-cell>
          <table:table-cell office:value-type="float" office:value="2209.728645" calcext:value-type="float">
            <text:p>2209.728645</text:p>
          </table:table-cell>
          <table:table-cell/>
          <table:table-cell table:formula="of:=([.K26]/[.E26])*100-100" office:value-type="float" office:value="192.70794896899" calcext:value-type="float">
            <text:p>192.707948969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78*240000.000000/240341.343750</text:p>
          </table:table-cell>
          <table:table-cell office:value-type="float" office:value="377.463147" calcext:value-type="float">
            <text:p>377.4631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111.398777*240000.000000/244556.234375</text:p>
          </table:table-cell>
          <table:table-cell office:value-type="float" office:value="1090.692729" calcext:value-type="float">
            <text:p>1090.692729</text:p>
          </table:table-cell>
          <table:table-cell/>
          <table:table-cell table:formula="of:=([.K27]/[.E27])*100-100" office:value-type="float" office:value="188.953434969375" calcext:value-type="float">
            <text:p>188.9534349694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89*240000.000000/240357.640625</text:p>
          </table:table-cell>
          <table:table-cell office:value-type="float" office:value="188.718777" calcext:value-type="float">
            <text:p>188.7187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580.477860*240000.000000/248388.828125</text:p>
          </table:table-cell>
          <table:table-cell office:value-type="float" office:value="560.873399" calcext:value-type="float">
            <text:p>560.873399</text:p>
          </table:table-cell>
          <table:table-cell/>
          <table:table-cell table:formula="of:=([.K28]/[.E28])*100-100" office:value-type="float" office:value="197.200632558148" calcext:value-type="float">
            <text:p>197.2006325581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5*240000.000000/241625.140625</text:p>
          </table:table-cell>
          <table:table-cell office:value-type="float" office:value="94.361042" calcext:value-type="float">
            <text:p>94.3610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85.013294*240000.000000/249772.609375</text:p>
          </table:table-cell>
          <table:table-cell office:value-type="float" office:value="273.861856" calcext:value-type="float">
            <text:p>273.861856</text:p>
          </table:table-cell>
          <table:table-cell/>
          <table:table-cell table:formula="of:=([.K29]/[.E29])*100-100" office:value-type="float" office:value="190.227672560038" calcext:value-type="float">
            <text:p>190.22767256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8*240000.000000/244213.515625</text:p>
          </table:table-cell>
          <table:table-cell office:value-type="float" office:value="47.171836" calcext:value-type="float">
            <text:p>47.1718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69.768723*240000.000000/271648.312500</text:p>
          </table:table-cell>
          <table:table-cell office:value-type="float" office:value="149.989864" calcext:value-type="float">
            <text:p>149.989864</text:p>
          </table:table-cell>
          <table:table-cell/>
          <table:table-cell table:formula="of:=([.K30]/[.E30])*100-100" office:value-type="float" office:value="217.964863610566" calcext:value-type="float">
            <text:p>217.9648636106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4*240000.000000/244139.578125</text:p>
          </table:table-cell>
          <table:table-cell office:value-type="float" office:value="23.593061" calcext:value-type="float">
            <text:p>23.59306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13.562146*240000.000000/317886.718750</text:p>
          </table:table-cell>
          <table:table-cell office:value-type="float" office:value="85.737823" calcext:value-type="float">
            <text:p>85.737823</text:p>
          </table:table-cell>
          <table:table-cell/>
          <table:table-cell table:formula="of:=([.K31]/[.E31])*100-100" office:value-type="float" office:value="263.402709805226" calcext:value-type="float">
            <text:p>263.4027098052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*240000.000000/244138.000000</text:p>
          </table:table-cell>
          <table:table-cell office:value-type="float" office:value="11.796607" calcext:value-type="float">
            <text:p>11.7966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8.864606*240000.000000/327923.750000</text:p>
          </table:table-cell>
          <table:table-cell office:value-type="float" office:value="50.400452" calcext:value-type="float">
            <text:p>50.400452</text:p>
          </table:table-cell>
          <table:table-cell/>
          <table:table-cell table:formula="of:=([.K32]/[.E32])*100-100" office:value-type="float" office:value="327.245325711029" calcext:value-type="float">
            <text:p>327.245325711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*240000.000000/244140.843750</text:p>
          </table:table-cell>
          <table:table-cell office:value-type="float" office:value="5.898235" calcext:value-type="float">
            <text:p>5.89823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1.685046*240000.000000/331071.968750</text:p>
          </table:table-cell>
          <table:table-cell office:value-type="float" office:value="30.218236" calcext:value-type="float">
            <text:p>30.218236</text:p>
          </table:table-cell>
          <table:table-cell/>
          <table:table-cell table:formula="of:=([.K33]/[.E33])*100-100" office:value-type="float" office:value="412.32675537682" calcext:value-type="float">
            <text:p>412.3267553768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240000.000000/244137.250000</text:p>
          </table:table-cell>
          <table:table-cell office:value-type="float" office:value="2.949161" calcext:value-type="float">
            <text:p>2.94916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2.713240*240000.000000/682643.625000</text:p>
          </table:table-cell>
          <table:table-cell office:value-type="float" office:value="15.01688" calcext:value-type="float">
            <text:p>15.01688</text:p>
          </table:table-cell>
          <table:table-cell/>
          <table:table-cell table:formula="of:=([.K34]/[.E34])*100-100" office:value-type="float" office:value="409.191597203408" calcext:value-type="float">
            <text:p>409.1915972034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*240000.000000/325561.125000</text:p>
          </table:table-cell>
          <table:table-cell office:value-type="float" office:value="1.474378" calcext:value-type="float">
            <text:p>1.47437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2.636699*240000.000000/1362908.375000</text:p>
          </table:table-cell>
          <table:table-cell office:value-type="float" office:value="7.508067" calcext:value-type="float">
            <text:p>7.508067</text:p>
          </table:table-cell>
          <table:table-cell/>
          <table:table-cell table:formula="of:=([.K35]/[.E35])*100-100" office:value-type="float" office:value="409.236233855904" calcext:value-type="float">
            <text:p>409.2362338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07:25:07.111245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7-25T07:26:16.480514924</dc:date>
    <meta:editing-duration>PT12H28M34S</meta:editing-duration>
    <meta:editing-cycles>42</meta:editing-cycles>
    <meta:generator>LibreOffice/5.1.6.2$Linux_x86 LibreOffice_project/10m0$Build-2</meta:generator>
    <dc:creator>Pascal Baillehache</dc:creator>
    <meta:document-statistic meta:table-count="2" meta:cell-count="6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8.035cm" svg:y="0.44cm" chart:style-name="ch2">
          <text:p>2 local squidlets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1.A3:Sheet1.A13 Sheet1.C3:Sheet1.C3 Sheet1.M3:Sheet1.M35 Sheet1.C14:Sheet1.C14 Sheet1.C25:Sheet1.C25" chart:data-source-has-labels="row" svg:x="0.388cm" svg:y="2.51cm" svg:width="18.663cm" svg:height="11.651cm">
          <chartooo:coordinate-region svg:x="1.3cm" svg:y="2.71cm" svg:width="17.751cm" svg:height="10.80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M3:Sheet1.M13" chart:label-cell-address="Sheet1.C3:Sheet1.C3" chart:class="chart:scatter">
            <chart:domain table:cell-range-address="Sheet1.A3:Sheet1.A13"/>
            <chart:data-point chart:repeated="11"/>
          </chart:series>
          <chart:series chart:style-name="ch10" chart:values-cell-range-address="Sheet1.M14:Sheet1.M24" chart:label-cell-address="Sheet1.C14:Sheet1.C14" chart:class="chart:scatter">
            <chart:domain table:cell-range-address="Sheet1.A14:Sheet1.A24"/>
            <chart:data-point chart:repeated="11"/>
          </chart:series>
          <chart:series chart:style-name="ch11" chart:values-cell-range-address="Sheet1.M25:Sheet1.M35" chart:label-cell-address="Sheet1.C25:Sheet1.C25" chart:class="chart:scatter">
            <chart:domain table:cell-range-address="Sheet1.A25:Sheet1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1.C3:Sheet1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1.C14:Sheet1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-99.8302414904016">
                <text:p>-99.8302414904016</text:p>
                <draw:g>
                  <svg:desc>Sheet1.M3:Sheet1.M13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-92.0595148866137">
                <text:p>-92.0595148866137</text:p>
                <draw:g>
                  <svg:desc>Sheet1.M14:Sheet1.M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37.8240274561768">
                <text:p>37.8240274561768</text:p>
                <draw:g>
                  <svg:desc>Sheet1.M25:Sheet1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9.6611880110491">
                <text:p>-99.6611880110491</text:p>
              </table:table-cell>
              <table:table-cell office:value-type="float" office:value="2">
                <text:p>2</text:p>
              </table:table-cell>
              <table:table-cell office:value-type="float" office:value="-86.8269551796311">
                <text:p>-86.8269551796311</text:p>
              </table:table-cell>
              <table:table-cell office:value-type="float" office:value="2">
                <text:p>2</text:p>
              </table:table-cell>
              <table:table-cell office:value-type="float" office:value="59.1923951017827">
                <text:p>59.1923951017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99.3229735642855">
                <text:p>-99.3229735642855</text:p>
              </table:table-cell>
              <table:table-cell office:value-type="float" office:value="4">
                <text:p>4</text:p>
              </table:table-cell>
              <table:table-cell office:value-type="float" office:value="-73.8338110938327">
                <text:p>-73.8338110938327</text:p>
              </table:table-cell>
              <table:table-cell office:value-type="float" office:value="4">
                <text:p>4</text:p>
              </table:table-cell>
              <table:table-cell office:value-type="float" office:value="68.6987466355225">
                <text:p>68.6987466355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98.6669056760169">
                <text:p>-98.6669056760169</text:p>
              </table:table-cell>
              <table:table-cell office:value-type="float" office:value="8">
                <text:p>8</text:p>
              </table:table-cell>
              <table:table-cell office:value-type="float" office:value="-55.9752320992104">
                <text:p>-55.9752320992104</text:p>
              </table:table-cell>
              <table:table-cell office:value-type="float" office:value="8">
                <text:p>8</text:p>
              </table:table-cell>
              <table:table-cell office:value-type="float" office:value="69.2846875539046">
                <text:p>69.2846875539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97.294309780953">
                <text:p>-97.294309780953</text:p>
              </table:table-cell>
              <table:table-cell office:value-type="float" office:value="16">
                <text:p>16</text:p>
              </table:table-cell>
              <table:table-cell office:value-type="float" office:value="-26.9954984810184">
                <text:p>-26.9954984810184</text:p>
              </table:table-cell>
              <table:table-cell office:value-type="float" office:value="16">
                <text:p>16</text:p>
              </table:table-cell>
              <table:table-cell office:value-type="float" office:value="81.6606041717937">
                <text:p>81.6606041717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94.7106192261433">
                <text:p>-94.7106192261433</text:p>
              </table:table-cell>
              <table:table-cell office:value-type="float" office:value="32">
                <text:p>32</text:p>
              </table:table-cell>
              <table:table-cell office:value-type="float" office:value="-0.285314275951691">
                <text:p>-0.285314275951691</text:p>
              </table:table-cell>
              <table:table-cell office:value-type="float" office:value="32">
                <text:p>32</text:p>
              </table:table-cell>
              <table:table-cell office:value-type="float" office:value="91.5637245919366">
                <text:p>91.5637245919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90.9734267742197">
                <text:p>-90.9734267742197</text:p>
              </table:table-cell>
              <table:table-cell office:value-type="float" office:value="64">
                <text:p>64</text:p>
              </table:table-cell>
              <table:table-cell office:value-type="float" office:value="28.1056490299165">
                <text:p>28.1056490299165</text:p>
              </table:table-cell>
              <table:table-cell office:value-type="float" office:value="64">
                <text:p>64</text:p>
              </table:table-cell>
              <table:table-cell office:value-type="float" office:value="96.4466628556591">
                <text:p>96.4466628556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-82.8014499737141">
                <text:p>-82.8014499737141</text:p>
              </table:table-cell>
              <table:table-cell office:value-type="float" office:value="128">
                <text:p>128</text:p>
              </table:table-cell>
              <table:table-cell office:value-type="float" office:value="47.7543077363687">
                <text:p>47.7543077363687</text:p>
              </table:table-cell>
              <table:table-cell office:value-type="float" office:value="128">
                <text:p>128</text:p>
              </table:table-cell>
              <table:table-cell office:value-type="float" office:value="97.053610415266">
                <text:p>97.053610415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69.9207779215302">
                <text:p>-69.9207779215302</text:p>
              </table:table-cell>
              <table:table-cell office:value-type="float" office:value="256">
                <text:p>256</text:p>
              </table:table-cell>
              <table:table-cell office:value-type="float" office:value="60.9488912652605">
                <text:p>60.9488912652605</text:p>
              </table:table-cell>
              <table:table-cell office:value-type="float" office:value="256">
                <text:p>256</text:p>
              </table:table-cell>
              <table:table-cell office:value-type="float" office:value="97.2078596393667">
                <text:p>97.2078596393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-47.9709783904742">
                <text:p>-47.9709783904742</text:p>
              </table:table-cell>
              <table:table-cell office:value-type="float" office:value="512">
                <text:p>512</text:p>
              </table:table-cell>
              <table:table-cell office:value-type="float" office:value="72.1628647744215">
                <text:p>72.1628647744215</text:p>
              </table:table-cell>
              <table:table-cell office:value-type="float" office:value="512">
                <text:p>512</text:p>
              </table:table-cell>
              <table:table-cell office:value-type="float" office:value="66.178448718127">
                <text:p>66.178448718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-19.495780773595">
                <text:p>-19.495780773595</text:p>
              </table:table-cell>
              <table:table-cell office:value-type="float" office:value="1024">
                <text:p>1024</text:p>
              </table:table-cell>
              <table:table-cell office:value-type="float" office:value="81.1545576960335">
                <text:p>81.1545576960335</text:p>
              </table:table-cell>
              <table:table-cell office:value-type="float" office:value="1024">
                <text:p>1024</text:p>
              </table:table-cell>
              <table:table-cell office:value-type="float" office:value="97.4484155352291">
                <text:p>97.4484155352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5.138cm" svg:y="0.44cm" chart:style-name="ch2">
          <text:p>2 local squidlets and 6x4 remote on raspi 3b+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2.A3:Sheet2.A13 Sheet2.C3:Sheet2.C3 Sheet2.M3:Sheet2.M35 Sheet2.C14:Sheet2.C14 Sheet2.C25:Sheet2.C25" chart:data-source-has-labels="row" svg:x="0.388cm" svg:y="2.51cm" svg:width="18.663cm" svg:height="11.651cm">
          <chartooo:coordinate-region svg:x="1.3cm" svg:y="2.709cm" svg:width="17.751cm" svg:height="10.8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M3:Sheet2.M13" chart:label-cell-address="Sheet2.C3:Sheet2.C3" chart:class="chart:scatter">
            <chart:domain table:cell-range-address="Sheet2.A3:Sheet2.A13"/>
            <chart:data-point chart:repeated="11"/>
          </chart:series>
          <chart:series chart:style-name="ch10" chart:values-cell-range-address="Sheet2.M14:Sheet2.M24" chart:label-cell-address="Sheet2.C14:Sheet2.C14" chart:class="chart:scatter">
            <chart:domain table:cell-range-address="Sheet2.A14:Sheet2.A24"/>
            <chart:data-point chart:repeated="11"/>
          </chart:series>
          <chart:series chart:style-name="ch11" chart:values-cell-range-address="Sheet2.M25:Sheet2.M35" chart:label-cell-address="Sheet2.C25:Sheet2.C25" chart:class="chart:scatter">
            <chart:domain table:cell-range-address="Sheet2.A25:Sheet2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2.C3:Sheet2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2.C14:Sheet2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2.C25:Sheet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13</svg:desc>
                </draw:g>
              </table:table-cell>
              <table:table-cell office:value-type="float" office:value="-99.3285888859668">
                <text:p>-99.3285888859668</text:p>
                <draw:g>
                  <svg:desc>Sheet2.M3:Sheet2.M13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-70.9869919418303">
                <text:p>-70.9869919418303</text:p>
                <draw:g>
                  <svg:desc>Sheet2.M14:Sheet2.M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192.143138587554">
                <text:p>192.143138587554</text:p>
                <draw:g>
                  <svg:desc>Sheet2.M25:Sheet2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8.6846565876855">
                <text:p>-98.6846565876855</text:p>
              </table:table-cell>
              <table:table-cell office:value-type="float" office:value="2">
                <text:p>2</text:p>
              </table:table-cell>
              <table:table-cell office:value-type="float" office:value="-47.5469801475598">
                <text:p>-47.5469801475598</text:p>
              </table:table-cell>
              <table:table-cell office:value-type="float" office:value="2">
                <text:p>2</text:p>
              </table:table-cell>
              <table:table-cell office:value-type="float" office:value="192.70794896899">
                <text:p>192.70794896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97.4552391498685">
                <text:p>-97.4552391498685</text:p>
              </table:table-cell>
              <table:table-cell office:value-type="float" office:value="4">
                <text:p>4</text:p>
              </table:table-cell>
              <table:table-cell office:value-type="float" office:value="-17.9425189102703">
                <text:p>-17.9425189102703</text:p>
              </table:table-cell>
              <table:table-cell office:value-type="float" office:value="4">
                <text:p>4</text:p>
              </table:table-cell>
              <table:table-cell office:value-type="float" office:value="188.953434969375">
                <text:p>188.95343496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94.987559091614">
                <text:p>-94.987559091614</text:p>
              </table:table-cell>
              <table:table-cell office:value-type="float" office:value="8">
                <text:p>8</text:p>
              </table:table-cell>
              <table:table-cell office:value-type="float" office:value="33.0774844649511">
                <text:p>33.0774844649511</text:p>
              </table:table-cell>
              <table:table-cell office:value-type="float" office:value="8">
                <text:p>8</text:p>
              </table:table-cell>
              <table:table-cell office:value-type="float" office:value="197.200632558148">
                <text:p>197.20063255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90.1166374789877">
                <text:p>-90.1166374789877</text:p>
              </table:table-cell>
              <table:table-cell office:value-type="float" office:value="16">
                <text:p>16</text:p>
              </table:table-cell>
              <table:table-cell office:value-type="float" office:value="110.427757392224">
                <text:p>110.427757392224</text:p>
              </table:table-cell>
              <table:table-cell office:value-type="float" office:value="16">
                <text:p>16</text:p>
              </table:table-cell>
              <table:table-cell office:value-type="float" office:value="190.227672560038">
                <text:p>190.227672560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81.330387033364">
                <text:p>-81.330387033364</text:p>
              </table:table-cell>
              <table:table-cell office:value-type="float" office:value="32">
                <text:p>32</text:p>
              </table:table-cell>
              <table:table-cell office:value-type="float" office:value="166.293371094726">
                <text:p>166.293371094726</text:p>
              </table:table-cell>
              <table:table-cell office:value-type="float" office:value="32">
                <text:p>32</text:p>
              </table:table-cell>
              <table:table-cell office:value-type="float" office:value="217.964863610566">
                <text:p>217.964863610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64.1159643868426">
                <text:p>-64.1159643868426</text:p>
              </table:table-cell>
              <table:table-cell office:value-type="float" office:value="64">
                <text:p>64</text:p>
              </table:table-cell>
              <table:table-cell office:value-type="float" office:value="195.429070534114">
                <text:p>195.429070534114</text:p>
              </table:table-cell>
              <table:table-cell office:value-type="float" office:value="64">
                <text:p>64</text:p>
              </table:table-cell>
              <table:table-cell office:value-type="float" office:value="263.402709805226">
                <text:p>263.40270980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-38.4815111674292">
                <text:p>-38.4815111674292</text:p>
              </table:table-cell>
              <table:table-cell office:value-type="float" office:value="128">
                <text:p>128</text:p>
              </table:table-cell>
              <table:table-cell office:value-type="float" office:value="202.902398842755">
                <text:p>202.902398842755</text:p>
              </table:table-cell>
              <table:table-cell office:value-type="float" office:value="128">
                <text:p>128</text:p>
              </table:table-cell>
              <table:table-cell office:value-type="float" office:value="327.245325711029">
                <text:p>327.245325711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5.21178439955929">
                <text:p>-5.21178439955929</text:p>
              </table:table-cell>
              <table:table-cell office:value-type="float" office:value="256">
                <text:p>256</text:p>
              </table:table-cell>
              <table:table-cell office:value-type="float" office:value="192.299304168021">
                <text:p>192.299304168021</text:p>
              </table:table-cell>
              <table:table-cell office:value-type="float" office:value="256">
                <text:p>256</text:p>
              </table:table-cell>
              <table:table-cell office:value-type="float" office:value="412.32675537682">
                <text:p>412.32675537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0.8980337129652">
                <text:p>60.8980337129652</text:p>
              </table:table-cell>
              <table:table-cell office:value-type="float" office:value="512">
                <text:p>512</text:p>
              </table:table-cell>
              <table:table-cell office:value-type="float" office:value="193.496412866604">
                <text:p>193.496412866604</text:p>
              </table:table-cell>
              <table:table-cell office:value-type="float" office:value="512">
                <text:p>512</text:p>
              </table:table-cell>
              <table:table-cell office:value-type="float" office:value="409.191597203408">
                <text:p>409.191597203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7.227793032114">
                <text:p>127.227793032114</text:p>
              </table:table-cell>
              <table:table-cell office:value-type="float" office:value="1024">
                <text:p>1024</text:p>
              </table:table-cell>
              <table:table-cell office:value-type="float" office:value="194.923747809848">
                <text:p>194.923747809848</text:p>
              </table:table-cell>
              <table:table-cell office:value-type="float" office:value="1024">
                <text:p>1024</text:p>
              </table:table-cell>
              <table:table-cell office:value-type="float" office:value="409.236233855904">
                <text:p>409.236233855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